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P2" style:family="paragraph" style:parent-style-name="Standard">
      <style:paragraph-properties fo:line-height="200%"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p2">
      <style:paragraph-properties fo:line-height="100%" fo:text-align="center" style:justify-single-word="false"/>
      <style:text-properties fo:font-size="11pt" fo:font-weight="bold" style:font-size-asian="11pt" style:font-weight-asian="bold"/>
    </style:style>
    <style:style style:name="P10" style:family="paragraph" style:parent-style-name="p2">
      <style:paragraph-properties fo:line-height="100%" fo:text-align="justify" style:justify-single-word="false"/>
      <style:text-properties fo:font-size="11pt" style:font-size-asian="11pt"/>
    </style:style>
    <style:style style:name="P11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12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3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5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6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fo:font-size="11pt" style:font-size-asian="11pt" style:font-size-complex="11pt"/>
    </style:style>
    <style:style style:name="P18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12cm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style:text-position="27% 100%" fo:font-size="11pt" style:font-size-asian="11pt"/>
    </style:style>
    <style:style style:name="T4" style:family="text">
      <style:text-properties fo:font-size="12pt" style:font-size-asian="12pt"/>
    </style:style>
    <style:style style:name="T5" style:family="text"/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9">SERVIZIO EDILIZIA PRIVATA</text:p>
      <text:p text:style-name="P9"/>
      <text:p text:style-name="P12">Modulo <text:s/>riepilogativo <text:s/>pagamenti <text:s/>oneri <text:s/>di <text:s/>urbanizzazione primaria e secondaria, costo di costruzione e monetizzazione aree verdi e parcheggio relativi ai permessi di costruire <text:s/>rilasciati.</text:p>
      <text:p text:style-name="P11"><text:span text:style-name="T2">Riferimento L.R. n° 25 del 07.04.1995. Delibera C.C. n°</text:span><text:span text:style-name="T3"> </text:span><text:span text:style-name="T2">105 del 10.11.1995 e successivi aggiornamenti e integrazioni e L.R. 25/93 art. 2, comma 2 lettera e)</text:span></text:p>
      <text:p text:style-name="P14"/>
      <text:p text:style-name="P15">MODULO 1</text:p>
      <text:p text:style-name="P15">PAGAMENTO NON RATEIZZATO</text:p>
      <text:p text:style-name="P15"/>
      <text:p text:style-name="P4">Oggetto:<text:tab/>[oggetto] in [ubicazione]</text:p>
      <text:p text:style-name="P4">Richiedente:<text:tab/>[richiedenti.nominativo;block=tbs:p] - C.F.: [richiedenti.codfis]</text:p>
      <text:p text:style-name="P3"/>
      <text:p text:style-name="P16">n° prot:</text:p>
      <text:p text:style-name="P16">data rilascio:</text:p>
      <text:p text:style-name="P17"/>
      <text:p text:style-name="P3"/>
      <text:p text:style-name="P18">B l <text:tab/>Quota di interesse esclusivo operatore assimilabile alla quota relativa all’urbanizzazione primaria (V. DCC 105/1995)</text:p>
      <text:p text:style-name="P19"/>
      <text:p text:style-name="P19"><text:tab/>€ [oneri_urb_1]</text:p>
      <text:p text:style-name="P19"/>
      <text:p text:style-name="P19">B2 <text:tab/>Quota di interesse generale assimilabile alla quota relativa all’urbanizzazione secondaria ai fini dell’applicazione della L.R. 4/1985 (V. DCC 105/1995)</text:p>
      <text:p text:style-name="P19"/>
      <text:p text:style-name="P19"><text:tab/>€ [oneri_urb_2]</text:p>
      <text:p text:style-name="P19"/>
      <text:p text:style-name="P19"><text:tab/>totale oneri di urbanizzazione = B = B l + B2 = € [oneri_urb]</text:p>
      <text:p text:style-name="P19"/>
      <text:p text:style-name="P19">A<text:tab/>QUOTA COSTO DI COSTRUZIONE</text:p>
      <text:p text:style-name="P19"/>
      <text:p text:style-name="P19"><text:tab/>€ [oneri_cc]</text:p>
      <text:p text:style-name="P19"/>
      <text:p text:style-name="P3"/>
      <text:p text:style-name="P2">__________________________________________________________________________________</text:p>
      <text:p text:style-name="P8">MONETIZZAZIONE DI <text:s/>POSTI AUTO/ VERDE NON REPERITI</text:p>
      <text:p text:style-name="P5"/>
      <text:p text:style-name="Standard"><text:s text:c="27"/>[monetizzazione_totale]<text:span text:style-name="T4"> <text:s text:c="8"/></text:span>__________________________________________________________________________________________</text:p>
      <text:p text:style-name="P13">Il <text:s/>presente <text:s/>modulo <text:s/>deve <text:s/>essere <text:s/>inviato <text:s/>al <text:s/>Servizio Finanziario <text:s/>subito <text:s/>dopo <text:s/>il <text:s/>rilascio <text:s/>del permesso di costruire </text:p>
      <text:p text:style-name="P13">Copia <text:s/>di <text:s/>esso <text:s/>deve <text:s/>essere <text:s/>allegata <text:s/>alla <text:s/>pratica <text:s/>edilizia e archiviata c/o l’ufficio amministrativo.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="100%" fo:margin-left="1.164cm" fo:margin-right="0cm" fo:margin-top="0cm" fo:margin-bottom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="100%" fo:margin-left="0.254cm" fo:margin-right="0cm" fo:margin-top="0cm" fo:margin-bottom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start" style:justify-single-word="false">
        <style:tab-stops>
          <style:tab-stop style:position="12cm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2.469cm" fo:margin-right="0cm" fo:margin-bottom="0.499cm" style:dynamic-spacing="fals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-2.03cm" svg:y="-0.3cm" svg:width="1.7cm" svg:height="3.12cm" draw:z-index="0"><draw:image xlink:href="Pictures/10000000000000570000009440D085AC.jpg" xlink:type="simple" xlink:show="embed" xlink:actuate="onLoad"/></draw:frame>Comune di Savona</text:p>
        <text:p text:style-name="MP2">Settore Pianificazione Territoriale</text:p>
        <text:p text:style-name="MP3">Sportello Unico per l’Edilizia</text:p>
        <text:p text:style-name="MP4"/>
      </style:header>
      <style:header-left>
        <text:p text:style-name="Header_20_left"/>
      </style:header-left>
      <style:footer>
        <text:p text:style-name="Footer"><text:span text:style-name="MT1"><text:s text:c="96"/></text:span></text:p>
      </style:footer>
      <style:footer-left>
        <text:p text:style-name="MP5"><text:span text:style-name="Page_20_Number"><text:span text:style-name="MT1"><text:s text:c="104"/>file:</text:span></text:span><text:span text:style-name="Page_20_Number"><text:span text:style-name="MT1"><text:file-name text:display="full">C:\Users\onorcini\Desktop\AGGIORNAMENTO MODELLI\Modello oneri non rateizzati e monetizzazione.odt</text:file-name></text:span></text:span><text:span text:style-name="Page_20_Number"><text:span text:style-name="MT1"><text:tab/><text:tab/><text:tab/></text:span></text:span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5:05:19.736000000</meta:creation-date>
    <dc:date>2014-09-05T14:41:20.95</dc:date>
    <meta:print-date>1999-05-25T17:27:00</meta:print-date>
    <meta:editing-cycles>8</meta:editing-cycles>
    <meta:editing-duration>PT4M24S</meta:editing-duration>
    <meta:generator>OpenOffice/4.1.0$Win32 OpenOffice.org_project/410m18$Build-9764</meta:generator>
    <meta:document-statistic meta:table-count="0" meta:image-count="1" meta:object-count="0" meta:page-count="1" meta:paragraph-count="27" meta:word-count="193" meta:character-count="2008"/>
  </office:meta>
</office:document-meta>
</file>